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c7e9"/>
    </style:style>
    <style:style style:name="P2" style:family="paragraph" style:parent-style-name="Standard">
      <style:paragraph-properties fo:text-align="end" style:justify-single-word="false"/>
      <style:text-properties officeooo:rsid="000ac7e9" officeooo:paragraph-rsid="000ac7e9"/>
    </style:style>
    <style:style style:name="P3" style:family="paragraph" style:parent-style-name="Standard">
      <style:paragraph-properties fo:text-align="start" style:justify-single-word="false"/>
      <style:text-properties officeooo:rsid="000ac7e9"/>
    </style:style>
    <style:style style:name="P4" style:family="paragraph" style:parent-style-name="Standard">
      <style:paragraph-properties fo:text-align="start" style:justify-single-word="false"/>
      <style:text-properties officeooo:rsid="000ac7e9" officeooo:paragraph-rsid="000ac7e9"/>
    </style:style>
    <style:style style:name="P5" style:family="paragraph" style:parent-style-name="Standard">
      <style:paragraph-properties fo:text-align="justify" style:justify-single-word="false"/>
      <style:text-properties officeooo:rsid="000ac7e9" officeooo:paragraph-rsid="000ac7e9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ЕЦИФИКАЦИЈА И УВИД У РЕАЛИЗАЦИЈУ ПРОГРАМЕРСКЕ КОНСТРУКЦИЈЕ ЗА ДОДАВАЊЕ ОПИСА ЕЛЕМЕНТУ ПРИ ВЕБ ПРОГРАМИРАЊУ </text:p>
      <text:p text:style-name="P1"/>
      <text:p text:style-name="P3"/>
      <text:p text:style-name="P3">Технологије: </text:p>
      <text:p text:style-name="P3"><text:tab/>- HTML елемент</text:p>
      <text:p text:style-name="P3"><text:tab/>- JavaScript функционалност</text:p>
      <text:p text:style-name="P3"><text:tab/>- Java/JSP/JSTL/Custom Tags постављање</text:p>
      <text:p text:style-name="P4"><text:tab/>- Java/JSP/JSTL/Custom Tags генерисање елемента</text:p>
      <text:p text:style-name="P4"><text:tab/>- Java/JSP/JSTL/Custom Tags кодовање елемента</text:p>
      <text:p text:style-name="P4"/>
      <text:p text:style-name="P4">Спецификација </text:p>
      <text:p text:style-name="P5"><text:tab/>Потребно је да се може аутоматизовати JSP кодовање елемената који имају опоис. Дакле, да се у једном крилу тага постави сам елеменат, а у другом да се може задати опис, уколико га нема да је наравно елемнат валидан и да се генерише без актвности. При клику мишом да се активира приказ и наслова и садржаја, а при другом клику кад је садржај отворен да се исти сакрије. И тако произвољно. </text:p>
      <text:p text:style-name="P5"/>
      <text:p text:style-name="P2"/>
      <text:p text:style-name="P4">Пројектни циљеви : </text:p>
      <text:p text:style-name="P4"><text:tab/>- уградња у постојећи пројекат</text:p>
      <text:p text:style-name="P4"><text:tab/>- преносивост у реупотреба</text:p>
      <text:p text:style-name="P4"><text:tab/>- билиотека, код и-или апликација </text:p>
      <text:p text:style-name="P4"><text:tab/>- лака употреба за програмера</text:p>
      <text:p text:style-name="P4"><text:tab/>- функционалност тип-топ описа за корисника</text:p>
      <text:p text:style-name="P4"/>
      <text:p text:style-name="P2"><text:span text:style-name="T1">Процеси</text:span> : </text:p>
      <text:p text:style-name="P2">јатоспеис ЈИ1 </text:p>
      <text:p text:style-name="P2">јатоспеис Е27 </text:p>
      <text:p text:style-name="P2">стдирање (ИТ)</text:p>
      <text:p text:style-name="P2">програмирање </text:p>
      <text:p text:style-name="P2"/>
      <text:p text:style-name="P2">Бања Лука, 15.06.2020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15T11:32:12.075207000</meta:creation-date>
    <dc:date>2020-06-15T11:42:15.180373000</dc:date>
    <meta:editing-duration>PT10M17S</meta:editing-duration>
    <meta:editing-cycles>1</meta:editing-cycles>
    <meta:document-statistic meta:table-count="0" meta:image-count="0" meta:object-count="0" meta:page-count="1" meta:paragraph-count="21" meta:word-count="146" meta:character-count="974" meta:non-whitespace-character-count="827"/>
    <meta:generator>LibreOffice/6.3.2.2$MacOSX_X86_64 LibreOffice_project/98b30e735bda24bc04ab42594c85f7fd8be07b9c</meta:generator>
  </office:meta>
</office:document-meta>
</file>